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E500000295000002951E9DE575E45154E6.svg" manifest:media-type="image/svg+xml"/>
  <manifest:file-entry manifest:full-path="Pictures/100002010000001F0000001F45BE5546D8D04E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66cm" svg:height="0.66cm" svg:x="0cm" svg:y="0cm">
          <draw:image xlink:href="Pictures/100000E500000295000002951E9DE575E45154E6.svg" xlink:type="simple" xlink:show="embed" xlink:actuate="onLoad" loext:mime-type="image/svg+xml">
            <text:p/>
          </draw:image>
          <draw:image xlink:href="Pictures/100002010000001F0000001F45BE5546D8D04E9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27cm" fo:margin-bottom="0.027cm" fo:margin-left="0.027cm" fo:margin-right="0.027cm" fo:page-width="0.661cm" fo:page-height="0.6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1.4.2$Windows_X86_64 LibreOffice_project/9d0f32d1f0b509096fd65e0d4bec26ddd1938fd3</meta:generator>
  </office:meta>
</office:document-meta>
</file>